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20b57"/>
    </style:style>
    <style:style style:name="P4" style:family="paragraph" style:parent-style-name="Standard">
      <style:text-properties officeooo:rsid="001812f5" officeooo:paragraph-rsid="00258e09"/>
    </style:style>
    <style:style style:name="P5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6" style:family="paragraph" style:parent-style-name="Standard">
      <style:text-properties fo:font-weight="bold" officeooo:rsid="001812f5" officeooo:paragraph-rsid="00258e09" style:font-weight-asian="bold" style:font-weight-complex="bold"/>
    </style:style>
    <style:style style:name="P7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8" style:family="paragraph" style:parent-style-name="Standard">
      <style:text-properties fo:font-weight="bold" officeooo:rsid="001db959" officeooo:paragraph-rsid="001e6608" style:font-weight-asian="bold" style:font-weight-complex="bold"/>
    </style:style>
    <style:style style:name="P9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10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officeooo:rsid="001beae3" officeooo:paragraph-rsid="001beae3"/>
    </style:style>
    <style:style style:name="P12" style:family="paragraph" style:parent-style-name="Standard">
      <style:text-properties officeooo:rsid="001db959" officeooo:paragraph-rsid="001db959"/>
    </style:style>
    <style:style style:name="P13" style:family="paragraph" style:parent-style-name="Standard">
      <style:text-properties officeooo:rsid="001db959" officeooo:paragraph-rsid="001e6608"/>
    </style:style>
    <style:style style:name="P14" style:family="paragraph" style:parent-style-name="Standard">
      <style:text-properties officeooo:paragraph-rsid="001db959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a0b18" officeooo:paragraph-rsid="00258e09"/>
    </style:style>
    <style:style style:name="P17" style:family="paragraph" style:parent-style-name="Standard">
      <style:text-properties officeooo:rsid="0026f4d0" officeooo:paragraph-rsid="002712af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255e7a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1812f5" officeooo:paragraph-rsid="001a0b18" style:font-size-asian="10pt" style:font-style-asian="italic" style:font-size-complex="10pt" style:font-style-complex="italic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255e7a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2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9" style:family="paragraph" style:parent-style-name="Standard">
      <style:paragraph-properties fo:break-before="page"/>
      <style:text-properties fo:font-weight="bold" officeooo:rsid="001812f5" officeooo:paragraph-rsid="001812f5" style:font-weight-asian="bold" style:font-weight-complex="bold"/>
    </style:style>
    <style:style style:name="P30" style:family="paragraph" style:parent-style-name="Standard">
      <style:text-properties officeooo:rsid="001812f5" officeooo:paragraph-rsid="001812f5"/>
    </style:style>
    <style:style style:name="P31" style:family="paragraph" style:parent-style-name="Standard">
      <style:text-properties fo:font-weight="bold" officeooo:rsid="001812f5" officeooo:paragraph-rsid="00287bc6" style:font-weight-asian="bold" style:font-weight-complex="bold"/>
    </style:style>
    <style:style style:name="P32" style:family="paragraph" style:parent-style-name="Standard">
      <style:text-properties fo:font-weight="bold" officeooo:rsid="00287bc6" officeooo:paragraph-rsid="00287bc6" style:font-weight-asian="bold" style:font-weight-complex="bold"/>
    </style:style>
    <style:style style:name="P33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34" style:family="paragraph" style:parent-style-name="Standard">
      <style:text-properties officeooo:rsid="001db959" officeooo:paragraph-rsid="001e660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b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e09" style:font-weight-asian="bold" style:font-weight-complex="bold"/>
    </style:style>
    <style:style style:name="T5" style:family="text">
      <style:text-properties officeooo:rsid="001ac9b8"/>
    </style:style>
    <style:style style:name="T6" style:family="text">
      <style:text-properties officeooo:rsid="001beae3"/>
    </style:style>
    <style:style style:name="T7" style:family="text">
      <style:text-properties officeooo:rsid="001db95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f60f"/>
    </style:style>
    <style:style style:name="T10" style:family="text">
      <style:text-properties officeooo:rsid="00220b57"/>
    </style:style>
    <style:style style:name="T11" style:family="text">
      <style:text-properties officeooo:rsid="002407d0"/>
    </style:style>
    <style:style style:name="T12" style:family="text">
      <style:text-properties officeooo:rsid="00258e09"/>
    </style:style>
    <style:style style:name="T13" style:family="text">
      <style:text-properties officeooo:rsid="0026f4d0"/>
    </style:style>
    <style:style style:name="T14" style:family="text">
      <style:text-properties officeooo:rsid="002712af"/>
    </style:style>
    <style:style style:name="T15" style:family="text">
      <style:text-properties officeooo:rsid="00287b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>NX-KS Mod-pack</text:p>
      <text:p text:style-name="P15"/>
      <text:p text:style-name="P5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1"><text:s/>x) to uninstall select: main menu &gt; settings&gt; Uninstall Mod</text:span></text:p>
      <text:p text:style-name="P1"/>
      <text:p text:style-name="P1"/>
      <text:p text:style-name="P5"/>
      <text:p text:style-name="P5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<text:span text:style-name="T13">RIGHT: Bug-Zapper</text:span>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5">Main Menu</text:p>
      <text:p text:style-name="P5"/>
      <text:p text:style-name="P1"><text:tab/>Video Birtates <text:s text:c="3"/><text:tab/>Custom Functions</text:p>
      <text:p text:style-name="P1"><text:tab/><text:span text:style-name="T12">Focus Apps</text:span> <text:s text:c="3"/><text:tab/><text:tab/>Settings</text:p>
      <text:p text:style-name="P1"><text:tab/>Hibernate<text:tab/> <text:s text:c="3"/><text:tab/>Sleep</text:p>
      <text:p text:style-name="P1"/>
      <text:p text:style-name="P1"/>
      <text:p text:style-name="P5"/>
      <text:p text:style-name="P18">Video Bitrates</text:p>
      <text:p text:style-name="P20"/>
      <text:p text:style-name="P26"><text:tab/>Bitrates are grouped by resolution group / quality. Note that for NX1 high-fps bitrates will be as the ones set for 4K/UHD. </text:p>
      <text:p text:style-name="P27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27">Accepted bitrate values are in essence from 40Mbps to 320Mbps in 10Mbps increments.</text:p>
      <text:p text:style-name="P28"/>
      <text:p text:style-name="P21">Complete list: </text:p>
      <text:p text:style-name="P22">35,40,45,50,55,60,65,70,75,80,85,90,95,</text:p>
      <text:p text:style-name="P22">100,110,120,130,140,150,160,170,180,190,</text:p>
      <text:p text:style-name="P22">200,210,220,230,240,250,260,270,280,290,</text:p>
      <text:p text:style-name="P22">300,310,320</text:p>
      <text:p text:style-name="P29"><text:tab/>Custom Functions</text:p>
      <text:p text:style-name="P3"><text:tab/><text:tab/>Batch Recording <text:tab/>LCD-off Recording <text:span text:style-name="T10">(record with LCD turned OFF)</text:span></text:p>
      <text:p text:style-name="P3"><text:tab/><text:tab/><text:span text:style-name="T10">Wake Lapse<text:tab/><text:tab/>TBBAF (True something-something Auto-Focus) </text:span><text:line-break/><text:tab/><text:tab/><text:span text:style-name="T15">BitRate Booster<text:tab/>Reboot</text:span> (<text:span text:style-name="T10">when in doubt - reboot</text:span>)</text:p>
      <text:p text:style-name="P6"><text:tab/></text:p>
      <text:p text:style-name="P4"><text:span text:style-name="T3"><text:tab/></text:span><text:span text:style-name="T4">Focus Apps</text:span><text:span text:style-name="T3"> </text:span></text:p>
      <text:p text:style-name="P4"><text:tab/><text:tab/>Focus Stacking <text:s text:c="3"/><text:tab/></text:p>
      <text:p text:style-name="P4"><text:tab/><text:tab/>Focus Buttons</text:p>
      <text:p text:style-name="P4"><text:tab/><text:tab/><text:span text:style-name="T12">Pull Speed (set focus-pull speed used on EV+AEL)</text:span></text:p>
      <text:p text:style-name="P17"><text:tab/><text:tab/>Bug-Zapper (<text:span text:style-name="T14">shifts focus several time in attempt to create</text:span> video-stacks for macro, </text:p>
      <text:p text:style-name="P17"><text:tab/><text:tab/><text:tab/><text:tab/>...can be started also with EV+RIGHT, <text:span text:style-name="T14">experimental</text:span></text:p>
      <text:p text:style-name="P17"><text:tab/><text:tab/><text:tab/><text:tab/>… <text:span text:style-name="T14">in case video-recording has problems starting, reboot</text:span>)</text:p>
      <text:p text:style-name="P1"/>
      <text:p text:style-name="P5"><text:tab/>Settings</text:p>
      <text:p text:style-name="P19"><text:tab/>Silent Shutter (nx500 only)<text:tab/><text:tab/></text:p>
      <text:p text:style-name="P23"><text:tab/>VGA to 2.5K (nx500 only)</text:p>
      <text:p text:style-name="P24"><text:tab/>No Rec Limit (<text:span text:style-name="T2">on </text:span>nx500 4K/UHD limits remain, <text:span text:style-name="T2">NX1 has problems with too long files</text:span>)</text:p>
      <text:p text:style-name="P24"><text:tab/>Refocus on Boot (<text:span text:style-name="T2">return to last focus after hibernation)</text:span></text:p>
      <text:p text:style-name="P24"><text:tab/><text:span text:style-name="T4">Profiles &gt;</text:span></text:p>
      <text:p text:style-name="P25"><text:tab/>Enable Bluetooth (use this to enable Bluetooth functionality while the mod is installed)</text:p>
      <text:p text:style-name="P25"><text:tab/>Uninstall Mod</text:p>
      <text:p text:style-name="P1"/>
      <text:p text:style-name="P1"><text:span text:style-name="T3"><text:tab/><text:tab/><text:tab/>Profiles</text:span><text:tab/></text:p>
      <text:p text:style-name="P1"><text:tab/><text:tab/><text:tab/><text:tab/>save/load UP or DN profile</text:p>
      <text:p text:style-name="P1"><text:tab/><text:tab/><text:tab/><text:tab/>save/load FullBackup (all camera settings)</text:p>
      <text:p text:style-name="P4"><text:tab/><text:tab/><text:tab/><text:tab/><text:span text:style-name="T2">Saved profiles are stored in /sdcard/presets/ </text:span></text:p>
      <text:p text:style-name="P16"><text:tab/><text:tab/><text:tab/><text:tab/>and you can copy and backup them as needed.</text:p>
      <text:p text:style-name="P4"/>
      <text:p text:style-name="P10"><text:tab/><text:span text:style-name="T2">Added Functionality </text:span></text:p>
      <text:p text:style-name="P1"/>
      <text:p text:style-name="P5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5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3">Focus pull</text:span> <text:span text:style-name="T2">(</text:span>EV+half-press shutter button<text:span text:style-name="T2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2"><text:tab/>C</text:span>onsecutive EV+half-press shutter button will be switching between focus of the two subjects.</text:p>
      <text:p text:style-name="P1"><text:tab/><text:span text:style-name="T2">Adjusting focus is possible is possible at any time.</text:span></text:p>
      <text:p text:style-name="P1"><text:soft-page-break/></text:p>
      <text:p text:style-name="P1"/>
      <text:p text:style-name="P5">Refocus on Boot</text:p>
      <text:p text:style-name="P1"><text:tab/>When using hibernation (EV+AEL <text:span text:style-name="T5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5">Batch recording</text:p>
      <text:p text:style-name="P1"><text:tab/>The main target users are NX500, who even with "removed <text:span text:style-name="T6">time-limit</text:span>" still have restrictions for 4K and UHD. <text:span text:style-name="T6">NX1 also has some problems with recording too long. </text:span>When button is pressed, the camera starts recording and auto-starts new clips until "Rec" is pressed. <text:span text:style-name="T6">Clips are split in 840sec batches, and will have about a second gap in the continuity. </text:span></text:p>
      <text:p text:style-name="P1"/>
      <text:p text:style-name="P9">Wake <text:span text:style-name="T11">Lapse</text:span></text:p>
      <text:p text:style-name="P2"><text:tab/><text:span text:style-name="T11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P31"><text:span text:style-name="T15">BitRate Booster</text:span></text:p>
      <text:p text:style-name="P32"><text:tab/><text:span text:style-name="T8">Start recording by adjusting priorities 0.5 sec after recording starts, in attempt to give higher stability and increase max bitrate.</text:span></text:p>
      <text:p text:style-name="P1"/>
      <text:p text:style-name="P1"/>
      <text:p text:style-name="P1"><text:span text:style-name="T3">Thanks to Otto</text:span> for the programs that make this possible - keyscan, gui, poker, focus stacking, focus buttons, ... to name a few.<text:line-break/><text:span text:style-name="T3">Thanks to Vasile</text:span> for coming up with the values for the bitrate-change and nx500's 2.5K mod (the values used here are based on his calculations) </text:p>
      <text:p text:style-name="P11"><text:span text:style-name="T3">Thanks to the bad weather</text:span> recently, which helped by keeping me in front the computers. You can get in touch <text:span text:style-name="T9">with</text:span> me on <text:a xlink:type="simple" xlink:href="http://www.fb.com/KinoSeed/" text:style-name="Internet_20_link" text:visited-style-name="Visited_20_Internet_20_Link">www.fb.com/KinoSeed/</text:a> </text:p>
      <text:p text:style-name="P11"/>
      <text:p text:style-name="P14"/>
      <text:p text:style-name="P8">Donations</text:p>
      <text:p text:style-name="P13"/>
      <text:p text:style-name="P13">Otto: </text:p>
      <text:p text:style-name="P14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7"><text:line-break/></text:span></text:p>
      <text:p text:style-name="P14"><text:span text:style-name="T7">Vasile: </text:span><text:a xlink:type="simple" xlink:href="https://docs.google.com/spreadsheets/u/1/d/1azq3GqVkI3uimTLABokyHcoTACackLvKDu5TcGo_Gsg/pubhtml" text:style-name="Internet_20_link" text:visited-style-name="Visited_20_Internet_20_Link"><text:span text:style-name="T7">https://docs.google.com/spreadsheets/u/1/d/1azq3GqVkI3uimTLABokyHcoTACackLvKDu5TcGo_Gsg/pubhtml</text:span></text:a></text:p>
      <text:p text:style-name="P12"/>
      <text:p text:style-name="P12">Kino:</text:p>
      <text:p text:style-name="P12">I have to go with Otto on this one. Pay it forward.<text:line-break/>… although producers (especially ones based outside EU) interested in access to market for option-deals for literary materials, are quite welcome as donations. ; )</text:p>
      <text:p text:style-name="P7"/>
      <text:p text:style-name="P7">LINKS </text:p>
      <text:p text:style-name="P7"/>
      <text:p text:style-name="P7"><text:span text:style-name="T8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7"><text:span text:style-name="T8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4T04:31:23.279000000</dc:date>
    <meta:editing-duration>PT54M11S</meta:editing-duration>
    <meta:editing-cycles>12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93" meta:word-count="812" meta:character-count="5385" meta:non-whitespace-character-count="4458"/>
  </office:meta>
</office:document-meta>
</file>